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justify" style:justify-single-word="false"/>
      <style:text-properties officeooo:paragraph-rsid="009d6b65"/>
    </style:style>
    <style:style style:name="T1" style:family="text">
      <style:text-properties fo:font-weight="bold" officeooo:rsid="0003ac9d" style:font-weight-asian="bold" style:font-weight-complex="bold"/>
    </style:style>
    <style:style style:name="T2" style:family="text">
      <style:text-properties fo:font-weight="normal" officeooo:rsid="009ba7cd" style:font-weight-asian="normal" style:font-weight-complex="normal"/>
    </style:style>
    <style:style style:name="T3" style:family="text">
      <style:text-properties fo:font-weight="normal" officeooo:rsid="009d6b65" style:font-weight-asian="normal" style:font-weight-complex="normal"/>
    </style:style>
    <style:style style:name="T4" style:family="text">
      <style:text-properties fo:font-weight="normal" officeooo:rsid="00aa3839" style:font-weight-asian="normal" style:font-weight-complex="normal"/>
    </style:style>
    <style:style style:name="T5" style:family="text">
      <style:text-properties fo:font-weight="normal" officeooo:rsid="00bbaa19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704491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003774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2f44c4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6f4926" style:font-weight-asian="normal" style:font-weight-complex="normal"/>
    </style:style>
    <style:style style:name="T11" style:family="text">
      <style:text-properties fo:font-style="italic" fo:font-weight="normal" officeooo:rsid="009ba7cd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Técnicas de análise de algoritmos</text:span><text:span text:style-name="T8"> </text:span><text:span text:style-name="T6"><text:s/>– </text:span><text:span text:style-name="T9">1</text:span><text:span text:style-name="T10">9</text:span><text:span text:style-name="T6">/08/2022</text:span></text:p>
      <text:p text:style-name="Standard"/>
      <text:p text:style-name="Standard"/>
      <text:p text:style-name="P2">-<text:span text:style-name="T1"> </text:span><text:span text:style-name="T2">As iterações de um algoritmo podem ser feitas de maneira iterativa(usando </text:span><text:span text:style-name="T11">‘for’</text:span><text:span text:style-name="T2"> e </text:span><text:span text:style-name="T11">‘while’</text:span><text:span text:style-name="T2">) </text:span><text:span text:style-name="T3">ou recursiva(quando um algoritmo chama a sí mesmo).</text:span></text:p>
      <text:p text:style-name="P2"><text:span text:style-name="T3"/></text:p>
      <text:p text:style-name="P2"><text:span text:style-name="T3">- </text:span><text:span text:style-name="T4">A análise, quando se diz de algoritmos, </text:span><text:span text:style-name="T2"><text:s/></text:span><text:span text:style-name="T4">está relacionado ao uso de operações simples(leitura, escrita, atribuição, operações aritméticas, operações lógicas), sendo que todas elas tem custo 1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5T08:33:33.124557572</meta:creation-date>
    <dc:date>2022-08-19T10:22:29.365490079</dc:date>
    <meta:editing-duration>PT4H54M50S</meta:editing-duration>
    <meta:editing-cycles>34</meta:editing-cycles>
    <meta:generator>LibreOffice/6.4.7.2$Linux_X86_64 LibreOffice_project/40$Build-2</meta:generator>
    <meta:document-statistic meta:table-count="0" meta:image-count="0" meta:object-count="0" meta:page-count="1" meta:paragraph-count="3" meta:word-count="57" meta:character-count="385" meta:non-whitespace-character-count="328"/>
  </office:meta>
</office:document-meta>
</file>